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253cm" fo:margin-left="-1.251cm" fo:margin-top="0cm" fo:margin-bottom="0cm" style:page-number="auto" table:align="left" style:writing-mode="lr-tb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2.75cm"/>
    </style:style>
    <style:style style:name="Table1.C" style:family="table-column">
      <style:table-column-properties style:column-width="4.75cm"/>
    </style:style>
    <style:style style:name="Table1.D" style:family="table-column">
      <style:table-column-properties style:column-width="5.017cm"/>
    </style:style>
    <style:style style:name="Table1.E" style:family="table-column">
      <style:table-column-properties style:column-width="4.23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4bacc6" fo:padding-left="0.191cm" fo:padding-right="0.191cm" fo:padding-top="0cm" fo:padding-bottom="0cm" fo:border-left="none" fo:border-right="none" fo:border-top="0.079cm solid #00000a" fo:border-bottom="0.079cm solid #00000a">
        <style:background-image/>
      </style:table-cell-properties>
    </style:style>
    <style:style style:name="Table1.A2" style:family="table-cell">
      <style:table-cell-properties fo:background-color="#4bacc6" fo:padding-left="0.191cm" fo:padding-right="0.191cm" fo:padding-top="0cm" fo:padding-bottom="0cm" fo:border-left="none" fo:border-right="none" fo:border-top="none" fo:border-bottom="0.079cm solid #00000a">
        <style:background-image/>
      </style:table-cell-properties>
    </style:style>
    <style:style style:name="Table1.B2" style:family="table-cell">
      <style:table-cell-properties fo:background-color="#d8d8d8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B28" style:family="table-cell">
      <style:table-cell-properties fo:background-color="#d8d8d8" fo:padding-left="0.191cm" fo:padding-right="0.191cm" fo:padding-top="0cm" fo:padding-bottom="0cm" fo:border-left="none" fo:border-right="none" fo:border-top="none" fo:border-bottom="0.079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Uds.</text:p>
          </table:table-cell>
          <table:table-cell table:style-name="Table1.A1" office:value-type="string">
            <text:p text:style-name="P2">Titulo</text:p>
          </table:table-cell>
          <table:table-cell table:style-name="Table1.A1" office:value-type="string">
            <text:p text:style-name="P2">Descripción</text:p>
          </table:table-cell>
          <table:table-cell table:style-name="Table1.A1" office:value-type="string">
            <text:p text:style-name="P2">Usos</text:p>
          </table:table-cell>
          <table:table-cell table:style-name="Table1.A1" office:value-type="string">
            <text:p text:style-name="P2">Activación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Botiquín</text:p>
          </table:table-cell>
          <table:table-cell table:style-name="Table1.B2" office:value-type="string">
            <text:p text:style-name="P3">Restablece 2 puntos de vida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Calmante</text:p>
          </table:table-cell>
          <table:table-cell table:style-name="Table1.B3" office:value-type="string">
            <text:p text:style-name="P3">Descarta 2 fichas de estrés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Cantimplora</text:p>
          </table:table-cell>
          <table:table-cell table:style-name="Table1.B2" office:value-type="string">
            <text:p text:style-name="P3">Obtienes 1 ficha de agua.</text:p>
          </table:table-cell>
          <table:table-cell table:style-name="Table1.B2" office:value-type="string">
            <text:p text:style-name="P3">Un solo uso. Uso inmediato.</text:p>
          </table:table-cell>
          <table:table-cell table:style-name="Table1.B2" office:value-type="string">
            <text:p text:style-name="P3">NO. 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BIG MAC</text:p>
          </table:table-cell>
          <table:table-cell table:style-name="Table1.B3" office:value-type="string">
            <text:p text:style-name="P3">Obtienes 1 ficha de comida.</text:p>
          </table:table-cell>
          <table:table-cell table:style-name="Table1.B3" office:value-type="string">
            <text:p text:style-name="P3">Un solo uso. Uso inmediato.</text:p>
          </table:table-cell>
          <table:table-cell table:style-name="Table1.B3" office:value-type="string">
            <text:p text:style-name="P3">NO. 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Mochila</text:p>
          </table:table-cell>
          <table:table-cell table:style-name="Table1.B2" office:value-type="string">
            <text:p text:style-name="P3">Si el jugador no tiene mochila la recupera. Si la tiene su capacidad de carga se incrementa en 1.</text:p>
          </table:table-cell>
          <table:table-cell table:style-name="Table1.B2" office:value-type="string">
            <text:p text:style-name="P3">Permanente mientras el jugador lleve la mochila equipada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GPS</text:p>
          </table:table-cell>
          <table:table-cell table:style-name="Table1.B3" office:value-type="string">
            <text:p text:style-name="P3">El coste de desplazamiento por las celdas del tablero se reduce en uno.</text:p>
          </table:table-cell>
          <table:table-cell table:style-name="Table1.B3" office:value-type="string">
            <text:p text:style-name="P3">Ilimitados. Duración: El turno que se activa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Tienda de campaña</text:p>
          </table:table-cell>
          <table:table-cell table:style-name="Table1.B2" office:value-type="string">
            <text:p text:style-name="P3">Tus dados para obtener refugio se ven incrementados en 1.</text:p>
          </table:table-cell>
          <table:table-cell table:style-name="Table1.B2" office:value-type="string">
            <text:p text:style-name="P3">Permanen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Kit Militar</text:p>
          </table:table-cell>
          <table:table-cell table:style-name="Table1.B3" office:value-type="string">
            <text:p text:style-name="P3">Tus dados para obtener armas se ven incrementados en 1.</text:p>
          </table:table-cell>
          <table:table-cell table:style-name="Table1.B3" office:value-type="string">
            <text:p text:style-name="P3">Permanente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Equipo de supervivencia</text:p>
          </table:table-cell>
          <table:table-cell table:style-name="Table1.B2" office:value-type="string">
            <text:p text:style-name="P3">Tus dados para obtener comida/agua se ven incrementados en 1.</text:p>
          </table:table-cell>
          <table:table-cell table:style-name="Table1.B2" office:value-type="string">
            <text:p text:style-name="P3">Permanente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Equipo de trampero</text:p>
          </table:table-cell>
          <table:table-cell table:style-name="Table1.B3" office:value-type="string">
            <text:p text:style-name="P3">Tus dados para obtener <text:s/>trampas se ven incrementados en 1.</text:p>
          </table:table-cell>
          <table:table-cell table:style-name="Table1.B3" office:value-type="string">
            <text:p text:style-name="P3">Permanente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Armadura Improvisada</text:p>
          </table:table-cell>
          <table:table-cell table:style-name="Table1.B2" office:value-type="string">
            <text:p text:style-name="P3">Reducción de daño 1. (Se anula un éxito en cada ataca de un enemigo).</text:p>
          </table:table-cell>
          <table:table-cell table:style-name="Table1.B2" office:value-type="string">
            <text:p text:style-name="P3">Permanente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Silbato ultrasonido</text:p>
          </table:table-cell>
          <table:table-cell table:style-name="Table1.B3" office:value-type="string">
            <text:p text:style-name="P3">Los enemigos (no jugadores) te ignoran durante el resto del día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Spray </text:p>
          </table:table-cell>
          <table:table-cell table:style-name="Table1.B2" office:value-type="string">
            <text:p text:style-name="P3">Puedes realizar la tirada de huida desde el primer turno de un combate</text:p>
          </table:table-cell>
          <table:table-cell table:style-name="Table1.B2" office:value-type="string">
            <text:p text:style-name="P3">Un solo uso. Solo puede usarse durante un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Superas la tirada de huida automáticamente.</text:p>
          </table:table-cell>
          <table:table-cell table:style-name="Table1.B3" office:value-type="string">
            <text:p text:style-name="P3">Un solo uso. Solo puede usarse durante un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Equipo de montañero.</text:p>
          </table:table-cell>
          <table:table-cell table:style-name="Table1.B3" office:value-type="string">
            <text:p text:style-name="P3">El coste de movimiento por las zonas de montañas/alta montaña se reduce a 3 durante el turno en que se activa.</text:p>
          </table:table-cell>
          <table:table-cell table:style-name="Table1.B3" office:value-type="string">
            <text:p text:style-name="P3">Ilimitados, se puede usar en cualquier momento del turno del jugador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ext:soft-page-break/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Aumenta tu capacidad de movimiento en 2, robas 1 ficha de estrés.</text:p>
          </table:table-cell>
          <table:table-cell table:style-name="Table1.B2" office:value-type="string">
            <text:p text:style-name="P3">Un solo uso, se puede usar en cualquier momento del turno del jugador.</text:p>
          </table:table-cell>
          <table:table-cell table:style-name="Table1.B2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Tus dados en la habilidad de supervivencia se ven incrementados en 2, tus dados en la habilidades de improvisación disminuye en 1.</text:p>
          </table:table-cell>
          <table:table-cell table:style-name="Table1.B3" office:value-type="string">
            <text:p text:style-name="P3">Ilimitados. Duración: El turno que se activa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Tus dados en la habilidad de improvisación se ven incrementados en 2, tus dados en la habilidades de supervivencia disminuye en 1.</text:p>
          </table:table-cell>
          <table:table-cell table:style-name="Table1.B2" office:value-type="string">
            <text:p text:style-name="P3">Ilimitados. Duración: El turno que se activa.</text:p>
          </table:table-cell>
          <table:table-cell table:style-name="Table1.B2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Tu capacidad de carga se ve incrementada en 2, robas 1 ficha de estrés cada día.</text:p>
          </table:table-cell>
          <table:table-cell table:style-name="Table1.B3" office:value-type="string">
            <text:p text:style-name="P3">Permanente. </text:p>
          </table:table-cell>
          <table:table-cell table:style-name="Table1.B3" office:value-type="string">
            <text:p text:style-name="P3">SI. Requiere el gasto de 1 punto de acción. Una sola activa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Repites la tirada de un dado cuando usas la habilidad de supervivencia.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Repites la tirada de un dado cuando usas la habilidad de improvisación armas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Repites la tirada de un dado cuando usas la habilidad de improvisación trampas.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Repites la tirada de un dado cuando usas la habilidad de búsqueda de ítems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Repites la tirada de un dado cuando usas la habilidad de búsqueda de refugio.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Repites la tirada de un dado en un ataque realizado.</text:p>
          </table:table-cell>
          <table:table-cell table:style-name="Table1.B3" office:value-type="string">
            <text:p text:style-name="P3">Un solo uso, solo se puede emplear durante un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>Obtienes un 6 automático en un dado. </text:p>
          </table:table-cell>
          <table:table-cell table:style-name="Table1.B28" office:value-type="string">
            <text:p text:style-name="P3">Un solo uso, se puede usar en cualquier momento que requiera una tirada, justo antes de realizarla. Restas un dado al número<text:bookmark text:name="_GoBack"/> que tuvieses que lanzar.</text:p>
          </table:table-cell>
          <table:table-cell table:style-name="Table1.B28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>Justo antes de iniciar un <text:s/><text:soft-page-break/>combate puedes desplazar a uno de sus monstruos 3 casillas.</text:p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novas</meta:initial-creator>
    <meta:editing-cycles>34</meta:editing-cycles>
    <meta:creation-date>2015-10-27T19:56:00</meta:creation-date>
    <dc:date>2015-11-06T23:06:37.68</dc:date>
    <meta:editing-duration>PT1M5S</meta:editing-duration>
    <meta:generator>OpenOffice/4.1.1$Win32 OpenOffice.org_project/411m6$Build-9775</meta:generator>
    <meta:document-statistic meta:table-count="1" meta:image-count="0" meta:object-count="0" meta:page-count="3" meta:paragraph-count="98" meta:word-count="718" meta:character-count="40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